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paragraph-rsid="0017f62d" style:font-size-asian="15pt" style:font-size-complex="15pt"/>
    </style:style>
    <style:style style:name="T1" style:family="text">
      <style:text-properties officeooo:rsid="0017f0ee"/>
    </style:style>
    <style:style style:name="T2" style:family="text">
      <style:text-properties style:text-position="super 58%" officeooo:rsid="0017f0ee"/>
    </style:style>
    <style:style style:name="T3" style:family="text">
      <style:text-properties style:text-position="0% 100%" officeooo:rsid="0017f62d"/>
    </style:style>
    <style:style style:name="T4" style:family="text">
      <style:text-properties style:text-position="0% 100%" officeooo:rsid="0017f0ee"/>
    </style:style>
    <style:style style:name="T5" style:family="text">
      <style:text-properties officeooo:rsid="0017f6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text:span text:style-name="T1">The artist I have is Oscar-Claude Monet </text:span><text:span text:style-name="T5">was a French impressionist painter.</text:span><text:span text:style-name="T1"> Monet was born in France on November 14</text:span><text:span text:style-name="T2">th</text:span><text:span text:style-name="T4"> <text:s/></text:span><text:span text:style-name="T3">1840. Monet died on December 5th in giverny France. Monet lived on the fifth floor of 45 rue laffitte, in the ninth arrondissement of Paris. Claude Monet was famous for his landscape paintings. His style is mostly landscape, he also did some portraits but mostly landscape.</text:span></text:p>
      <text:p text:style-name="P1"><text:span text:style-name="T3"/></text:p>
      <text:p text:style-name="P1"><text:span text:style-name="T3"><text:s text:c="39"/></text:span></text:p>
      <text:p text:style-name="P1"><text:span text:style-name="T3"><text:s text:c="57"/>Fun Facts: </text:span></text:p>
      <text:p text:style-name="P1"><text:span text:style-name="T3"/></text:p>
      <text:p text:style-name="P1"><text:span text:style-name="T3"><text:s text:c="14"/>On January 28, 1857 Monet’s mom passed away.</text:span></text:p>
      <text:p text:style-name="P1"><text:span text:style-name="T3"><text:s text:c="11"/></text:span></text:p>
      <text:p text:style-name="P1"><text:span text:style-name="T3"><text:s text:c="13"/>Monet’s vision became weak in his later years. He was incapable of seeing bright lights. </text:span><text:span text:style-name="T4"><text:s text:c="3"/></text:span></text:p>
      <text:p text:style-name="P1"><text:span text:style-name="T3"/></text:p>
      <text:p text:style-name="P1"><text:span text:style-name="T3"><text:s text:c="13"/>Monet was a nursery worker, making and painting nurseries at his home. Monet made a statement saying “besides painting and planting I am worthless” </text:span></text:p>
      <text:p text:style-name="P1"><text:span text:style-name="T3"/></text:p>
      <text:p text:style-name="P1"><text:span text:style-name="T3"><text:s text:c="10"/></text:span></text:p>
      <text:p text:style-name="P1"><text:span text:style-name="T3"><text:s text:c="13"/>Monet kept diaries of his food which are now into cookbooks it is still accessible </text:span><text:span text:style-name="T4"><text:s/></text:span><text:span text:style-name="T3">for the present cooks to follow. His book is called “Farmers carrots” in English.</text:span><text:span text:style-name="T4"> </text:span><text:span text:style-name="T3">In French his book is called “carrots a la Fermiere”</text:span><text:span text:style-name="T4"> <text:s text:c="4"/></text:span></text:p>
      <text:p text:style-name="P1"><text:span text:style-name="T4"/></text:p>
      <text:p text:style-name="P1"><text:span text:style-name="T4"><text:s text:c="10"/></text:span><text:span text:style-name="T3">Monet was raised on the Normandy coast, Monet’s dad, a vendor, moved the family to a coastline territory when Monet was 5 years old. </text:span></text:p>
      <text:p text:style-name="P1"><text:span text:style-name="T3"/></text:p>
      <text:p text:style-name="P1"><text:span text:style-name="T3"><text:s text:c="6"/>Monet had an alienated relationship with his dad. Monet’s dad did not support Monet and his art, Monet dad in fact denied his artistic work.</text:span><text:span text:style-name="T4"> <text:s text:c="37"/></text:span></text:p>
      <text:p text:style-name="P1"><text:span text:style-name="T4"/></text:p>
      <text:p text:style-name="P1"><text:span text:style-name="T4"><text:s text:c="1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8T09:02:56.085000000</meta:creation-date>
    <dc:date>2023-02-28T09:26:27.924000000</dc:date>
    <meta:editing-duration>PT23M38S</meta:editing-duration>
    <meta:editing-cycles>2</meta:editing-cycles>
    <meta:generator>LibreOffice/7.4.0.3$Windows_X86_64 LibreOffice_project/f85e47c08ddd19c015c0114a68350214f7066f5a</meta:generator>
    <meta:document-statistic meta:table-count="0" meta:image-count="0" meta:object-count="0" meta:page-count="1" meta:paragraph-count="12" meta:word-count="203" meta:character-count="1423" meta:non-whitespace-character-count="974"/>
  </office:meta>
</office:document-meta>
</file>